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YOUNG</text:p>
      <text:p text:style-name="P1">For whom lives his/her life with lightness and carefreeness in search of the perfect balance/equilibrium.</text:p>
      <text:p text:style-name="P1"/>
      <text:p text:style-name="P1">FIRM</text:p>
      <text:p text:style-name="P1">For whom never has doubts anf always knows what he/she wants because he/she is able to revel (crogiolarsi) in the flow of his/her thoughts with no hurry.</text:p>
      <text:p text:style-name="P1"/>
      <text:p text:style-name="P1">ROBUST</text:p>
      <text:p text:style-name="P1">For whom face life in the most profuse way plunging the roots in deep, but sometimes he/she let him-herself overwhelm by passion.</text:p>
      <text:p text:style-name="P1"/>
      <text:p text:style-name="P1">SPARKLING</text:p>
      <text:p text:style-name="P1">For whom is always ready to take on any challenge but needs a push of courage.</text:p>
      <text:p text:style-name="P1"/>
      <text:p text:style-name="P1">SWEET</text:p>
      <text:p text:style-name="P1">For whom wants to taste his/her life with a of sweetness letting himself/herself wind up by a soft and endearing pleas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2T11:05:01</meta:creation-date>
    <dc:date>2013-10-15T23:36:39</dc:date>
    <meta:editing-duration>PT58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10" meta:word-count="106" meta:character-count="616"/>
  </office:meta>
</office:document-meta>
</file>